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29bd" officeooo:paragraph-rsid="001d2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1:20:18.084291934</meta:creation-date>
    <dc:date>2022-10-13T01:30:28.099091435</dc:date>
    <meta:editing-duration>PT10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Linux_AARCH64 LibreOffice_project/00$Build-2</meta:generator>
  </office:meta>
</office:document-meta>
</file>